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e807a" officeooo:paragraph-rsid="000e807a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f01cb" officeooo:paragraph-rsid="001f01cb"/>
    </style:style>
    <style:style style:name="T1" style:family="text">
      <style:text-properties officeooo:rsid="00106ce4"/>
    </style:style>
    <style:style style:name="T2" style:family="text">
      <style:text-properties officeooo:rsid="00109e2d"/>
    </style:style>
    <style:style style:name="T3" style:family="text">
      <style:text-properties officeooo:rsid="00116fff"/>
    </style:style>
    <style:style style:name="T4" style:family="text">
      <style:text-properties officeooo:rsid="0013596c"/>
    </style:style>
    <style:style style:name="T5" style:family="text">
      <style:text-properties officeooo:rsid="001456d8"/>
    </style:style>
    <style:style style:name="T6" style:family="text">
      <style:text-properties officeooo:rsid="001465b2"/>
    </style:style>
    <style:style style:name="T7" style:family="text">
      <style:text-properties officeooo:rsid="00159127"/>
    </style:style>
    <style:style style:name="T8" style:family="text">
      <style:text-properties officeooo:rsid="00163c2b"/>
    </style:style>
    <style:style style:name="T9" style:family="text">
      <style:text-properties officeooo:rsid="0017c9ae"/>
    </style:style>
    <style:style style:name="T10" style:family="text">
      <style:text-properties officeooo:rsid="001ba072"/>
    </style:style>
    <style:style style:name="T11" style:family="text">
      <style:text-properties officeooo:rsid="001cc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CS 102 Final Composition</text:p>
      <text:p text:style-name="P2">Olek Yardas</text:p>
      <text:p text:style-name="P1"/>
      <text:p text:style-name="P1">Moj otac je se rodio 1956 u <text:span text:style-name="T1">Ilinoj.</text:span> On je bio drugo dijete od troje djece. <text:span text:style-name="T1">Njegova sestra stara </text:span><text:span text:style-name="T7">se </text:span><text:span text:style-name="T1">zove Kandis, i sestra mlada </text:span><text:span text:style-name="T7">se </text:span><text:span text:style-name="T1">zove Kris. Otac moja otca </text:span><text:span text:style-name="T10">(moj djed)</text:span><text:span text:style-name="T1"> zove se ǅon, i majka moja otca </text:span><text:span text:style-name="T10">(moja baba)</text:span><text:span text:style-name="T1"> zove se Katerin. Kada moj otac napunio 4 ili 5 godina, oni </text:span><text:span text:style-name="T11">su </text:span><text:span text:style-name="T1">se preselili u Kalifornju. Moj </text:span><text:span text:style-name="T2">djed je bio Marine SAD za Korejski rat, tako on je vrlo strog. Zato što on je vrlo strog, ni moj otac ni njegove se</text:span><text:span text:style-name="T7">s</text:span><text:span text:style-name="T2">tre ne je se slagali mojog djedom. </text:span><text:span text:style-name="T10">Također moj djed je bio učitelj glazbe. On je prisilio mojeg otca učiti svirati instrumente. Zato što ovo, moj otac i moj djed je se borili često. </text:span><text:span text:style-name="T2">Poslije moj otac i moj djed je se borili, moj otac je išao sa biciklom satima. </text:span><text:span text:style-name="T10">Poslije njegov druga godina škole, moj otac </text:span><text:span text:style-name="T5">je išao u Njemačku za progra</text:span><text:span text:style-name="T6">m za studenti razmjene.</text:span><text:span text:style-name="T5"> </text:span><text:span text:style-name="T3">Kada moj otac napunio 17 godina, je išao u </text:span><text:span text:style-name="T9">Davis</text:span><text:span text:style-name="T3"> za fakultet. </text:span><text:span text:style-name="T4">U fakultetu, moj otac je počeo raditi žongliranje. On je postao tako dobro koje on je skomo biti regrutovati ići u cirkus! </text:span><text:span text:style-name="T5">Poslije moj otac je završio fakultet, on je </text:span><text:span text:style-name="T9">išao u Berkli za postdilomsac školu. On je učio ekonomiju, i </text:span><text:span text:style-name="T11">posliji on je diplomirao, on </text:span><text:span text:style-name="T9">je </text:span><text:span text:style-name="T8">radio za EDF </text:span><text:span text:style-name="T9">20 godina. </text:span><text:span text:style-name="T11">U 1994, moj otac je se upoznao moja majka. Moj otac i moja maijka su se vjenčali 1995. Oni su imali mojeg brata i me i moju sestru. Moj brat se zove Nicolac i moja sestra se zove Sof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6:20.097654960</meta:creation-date>
    <dc:date>2023-05-03T10:05:24.141066874</dc:date>
    <meta:editing-duration>PT2H19M8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3" meta:word-count="259" meta:character-count="1342" meta:non-whitespace-character-count="1086"/>
  </office:meta>
</office:document-meta>
</file>